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10ee"/>
    </style:style>
    <style:style style:name="P2" style:family="paragraph" style:parent-style-name="Text_20_body">
      <style:text-properties officeooo:paragraph-rsid="000f8e12"/>
    </style:style>
    <style:style style:name="T1" style:family="text">
      <style:text-properties officeooo:rsid="000e10ee"/>
    </style:style>
    <style:style style:name="T2" style:family="text">
      <style:text-properties officeooo:rsid="000f8e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Remember that ratings histogram code we ran back for our first Spark program?</text:p>
      <text:p text:style-name="Text_20_body">Well let's take a closer look at that and figure out what's actually going on with it.</text:p>
      <text:p text:style-name="Text_20_body">All right.</text:p>
      <text:p text:style-name="Text_20_body">So understanding concepts from PowerPoint slides is all well and good, but nothing beats looking</text:p>
      <text:p text:style-name="Text_20_body">at some real examples, so let's go back to that ratings histogram example that we started off with in</text:p>
      <text:p text:style-name="Text_20_body">this course and break it down and understand exactly what it's doing under the hood, and how it's using</text:p>
      <text:p text:style-name="Text_20_body">RDD's to actually get the results for the ratings histogram data.</text:p>
      <text:p text:style-name="Text_20_body">So the first couple of lines is just boilerplate stuff,</text:p>
      <text:p text:style-name="Text_20_body">one thing you'll see in every Python Spark script is the import statement to import SparkConf</text:p>
      <text:p text:style-name="Text_20_body">and SparkContext</text:p>
      <text:p text:style-name="Text_20_body">from the Pyspark library that Spark includes, and you will at a minimum need those two objects,</text:p>
      <text:p text:style-name="Text_20_body">SparkContext, we talked about earlier,</text:p>
      <text:p text:style-name="Text_20_body">it's sort of the fundamental starting point that the Spark framework gives you to create RDD's from, and</text:p>
      <text:p text:style-name="Text_20_body">you can't create a SparkContext without a SparkConf which allows you to configure the SparkContext</text:p>
      <text:p text:style-name="Text_20_body">and tell it things like, do I want to run on just one computer? Or do you want to run it on a cluster,</text:p>
      <text:p text:style-name="Text_20_body">and if so in what way?</text:p>
      <text:p text:style-name="Text_20_body">And to get a bit of housekeeping from the beginning of our script was importing the collections package</text:p>
      <text:p text:style-name="Text_20_body">from Python, and that's just because you want to sort the final results when we're done, that's just standard Python stuff.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/></text:p>
      <text:p text:style-name="P2">И есть расширения для local, которые говорят вам фактически разделить его между <text:s/>несколькими ядрами ЦП, которые  у вас может быть на вашем компьютере. </text:p>
      <text:p text:style-name="P2"><text:span text:style-name="T1">Н</text:span>о это очень простой пример, поэтому мы просто запустим его за один поток, в одном процессе, и это то, что означает локальный, поэтому мы на самом деле не занимаемся каким-либо распределением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Next we actually create our SparkContext and this is going to look very similar in every Spark script</text:p>
      <text:p text:style-name="Text_20_body">that we write in Python.</text:p>
      <text:p text:style-name="Text_20_body">So let's look at what's going on here.</text:p>
      <text:p text:style-name="Text_20_body">We have the SparkConf object we imported earlier and we're telling it to set its master node as the</text:p>
      <text:p text:style-name="Text_20_body">local machine.</text:p>
      <text:p text:style-name="Text_20_body">So basically it says we're going to be running on a local box only, not on a cluster, just on this one</text:p>
      <text:p text:style-name="Text_20_body">system.</text:p>
      <text:p text:style-name="P2">And there are extensions to local that tell you to actually split it up among multiple CPU cores that you might have on your machine. </text:p>
      <text:p text:style-name="P2"/>
      <text:p text:style-name="P2"><text:span text:style-name="T2">B</text:span>ut this is a very simple example so we're just gonna run it in a single thread, on a single process, and that's what local means so we're not really doing any sort of distribution</text:p>
      <text:p text:style-name="Text_20_body">of the data in this case it's just sort of running on one process to keep it simple for now and kind</text:p>
      <text:p text:style-name="Text_20_body">of get the concepts across, later on we'll run more complicated jobs that actually use every core of</text:p>
      <text:p text:style-name="Text_20_body">your computer and ultimately will run a job on a real cluster using Elastic MapReduce.</text:p>
      <text:p text:style-name="Text_20_body">And finally we need to set the app name as part of this call, we're going to call this operating histogram</text:p>
      <text:p text:style-name="Text_20_body">and that's just so if you actually look in the Spark Web UI to actually see what's going on while it's</text:p>
      <text:p text:style-name="Text_20_body">running you'll be able to look up the job by its name there and understand and identify it.</text:p>
      <text:p text:style-name="Text_20_body">Now this job runs too quickly for you to even see it in the UI so we're not going to worry about that</text:p>
      <text:p text:style-name="Text_20_body">but it is good practice to give every app a name here.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nd finally using that Spark configuration object we create our SparkContext object and assign that</text:p>
      <text:p text:style-name="Text_20_body">to something called sc and by convention we will always call that sc for SparkContext.</text:p>
      <text:p text:style-name="Text_20_body">So now we're going to load up our data file and if you remember from the previous lecture, a very common</text:p>
      <text:p text:style-name="Text_20_body">way of creating an RDD is through the sc.textFile method.</text:p>
      <text:p text:style-name="Text_20_body">So this is actually going to go out to our local file system and go to the ml-100k one hundred</text:p>
      <text:p text:style-name="Text_20_body">thousand rating data set from movie lines, and load up the data file that includes all of the movie ratings</text:p>
      <text:p text:style-name="Text_20_body">data.</text:p>
      <text:p text:style-name="Text_20_body">Now if you were to open up the u.data file in some sort of a text editor it would look something</text:p>
      <text:p text:style-name="Text_20_body">like this only with one hundred thousand lines and what textFile does is it breaks up that input file</text:p>
      <text:p text:style-name="Text_20_body">line by line, so that every line of text corresponds to one value in your RDD.</text:p>
      <text:p text:style-name="Text_20_body">So the first value of the lines RDD is going to be this entire line of text, and the second line will</text:p>
      <text:p text:style-name="Text_20_body">be this line of text, and the third value will be this line of text, and so on and so forth.</text:p>
      <text:p text:style-name="Text_20_body">So if this were my entire u.data file, my RDD would consist of five values where each value is a</text:p>
      <text:p text:style-name="Text_20_body">string that represents a line of text.</text:p>
      <text:p text:style-name="Text_20_body">Now later on we'll actually break that up into what that string means. And that's what our map function does.</text:p>
      <text:p text:style-name="Text_20_body">So remember the lambda sequence allows us to have a shorthand of passing some sort of function that we want to pass into our map.</text:p>
      <text:p text:style-name="Text_20_body">So lines.map(lambda x: where X gets passed into split, and we extract the two number field.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Now remember in programming we always start counting with zero,</text:p>
      <text:p text:style-name="Text_20_body">so, what that's going to do in every line is take the line of input,</text:p>
      <text:p text:style-name="Text_20_body">It's going to split it based on whitespace individua- individual fields so, running split on each line</text:p>
      <text:p text:style-name="Text_20_body">is going to result in a list of values of 196 242 3 and this big number.</text:p>
      <text:p text:style-name="Text_20_body">And what these numbers represent, are the the user ID, the movie ID, the rating value, and a timestamp.</text:p>
      <text:p text:style-name="Text_20_body">So the way to interpret the u.data file is, user ID 196 watched movie 242, gave it a</text:p>
      <text:p text:style-name="Text_20_body">rating of 3 out of 5,</text:p>
      <text:p text:style-name="Text_20_body">and he did this or she did this at this particular time stamp and that can be translated into an actual</text:p>
      <text:p text:style-name="Text_20_body">human readable time,</text:p>
      <text:p text:style-name="Text_20_body">that's approx seconds if you're curious. And the second field if we count from 0 0 1 2 is actually the</text:p>
      <text:p text:style-name="Text_20_body">rating itself.</text:p>
      <text:p text:style-name="Text_20_body">So what's this map function actually doing?</text:p>
      <text:p text:style-name="Text_20_body">Again it's splitting up each line into its individual fields based on whitespace, and then it's taking</text:p>
      <text:p text:style-name="Text_20_body">field number 2, which is 0 1 2, the actual rating values.</text:p>
      <text:p text:style-name="Text_20_body">So for every line it sucks out the rating value and puts that into a new RDD that we're calling ratings.</text:p>
      <text:p text:style-name="Text_20_body">So make sure you understand what's going on here.</text:p>
      <text:p text:style-name="Text_20_body">This is a very fundamental thing to understanding spark.</text:p>
      <text:p text:style-name="Text_20_body">And if you need to hit pause and stare at this some more do what you gotta do because it's very important that you get this concept.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If you don't you're going to have a hard time going forward.</text:p>
      <text:p text:style-name="Text_20_body">So understand that this this little one line of code here is going to take every individual input line</text:p>
      <text:p text:style-name="Text_20_body">from our lines RTD which contains the Ryan put data.</text:p>
      <text:p text:style-name="Text_20_body">Split it up into fields and we just happen to know that this means that user I.D..</text:p>
      <text:p text:style-name="Text_20_body">Watch this movie idea gave it this rating at this time.</text:p>
      <text:p text:style-name="Text_20_body">Extract the rating which is Field 2 and put that into a new RTD call rating.</text:p>
      <text:p text:style-name="Text_20_body">So we start with this.</text:p>
      <text:p text:style-name="Text_20_body">And after this map operation the ratings RTD gets populated with these values.</text:p>
      <text:p text:style-name="Text_20_body">So our new RTD called ratings will contain 3 3 1 2 1 because those are the ratings values extracted</text:p>
      <text:p text:style-name="Text_20_body">from the source data.</text:p>
      <text:p text:style-name="Text_20_body">It's also very important to remember that the map function and all the action functions don't transform</text:p>
      <text:p text:style-name="Text_20_body">the RTD in place so your lines RTD remains untouched.</text:p>
      <text:p text:style-name="Text_20_body">What it's doing is creating a new RTD called ratings and you need to remember to assign the result of</text:p>
      <text:p text:style-name="Text_20_body">that transformation to a new RTD or else it will just go nowhere.</text:p>
      <text:p text:style-name="Text_20_body">Very common mistake there.</text:p>
      <text:p text:style-name="Text_20_body">You can't just call a line stop map and expect it to change everything in your lines RTD.</text:p>
      <text:p text:style-name="Text_20_body">You need to assign that result to a new RTD.</text:p>
      <text:p text:style-name="Text_20_body">In this case you called it ratings so if you got that great let's move forward if not again.</text:p>
      <text:p text:style-name="Text_20_body">Hit pause rewind dude you got to do it understand the slide.</text:p>
      <text:p text:style-name="Text_20_body">Very very important concept all right.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inally we're going to perform an action on our already D.</text:p>
      <text:p text:style-name="Text_20_body">So we've transformed the RTD into the form that we want.</text:p>
      <text:p text:style-name="Text_20_body">We've taken our raw input data and created an RTD that contains nothing but ratings as its values.</text:p>
      <text:p text:style-name="Text_20_body">So at this point you call our ratings RTD includes just the the rating values in our example 3 3 1 2</text:p>
      <text:p text:style-name="Text_20_body">1.</text:p>
      <text:p text:style-name="Text_20_body">And now we're going to call an action method on that RTD count by value.</text:p>
      <text:p text:style-name="Text_20_body">And this is a very easy way to cheat.</text:p>
      <text:p text:style-name="Text_20_body">And very quickly create something like a histogram.</text:p>
      <text:p text:style-name="Text_20_body">What it does is accounts up how many times each unique value in the RTD occurs.</text:p>
      <text:p text:style-name="Text_20_body">So in this particular example we know that the rating 3 occurs twice the rating one occurs twice and</text:p>
      <text:p text:style-name="Text_20_body">the rating 2 only occurs once and that's the output we'll get we'll get these these pair values these</text:p>
      <text:p text:style-name="Text_20_body">tuples if you will of rating and then the number of times that occurred three or two times rating one</text:p>
      <text:p text:style-name="Text_20_body">occurred twice in reading two occurred once.</text:p>
      <text:p text:style-name="Text_20_body">That's what will end up in our result object and all that's left to do at this point is to print that</text:p>
      <text:p text:style-name="Text_20_body">out.</text:p>
      <text:p text:style-name="Text_20_body">Now this is an action.</text:p>
      <text:p text:style-name="Text_20_body">So it's actually returning you know just a plain old Python object at this point that's no longer an</text:p>
      <text:p text:style-name="Text_20_body">RTD.</text:p>
      <text:p text:style-name="Text_20_body">So we can do what we want to do in order to sort those results which is the final thing we do.</text:p>
      <text:p text:style-name="Text_20_body">And this is all just straight up Python code there's nothing SPARC ish about it.</text:p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ll it's doing is using the collections package from Python to create an ordered dictionary that sorts</text:p>
      <text:p text:style-name="Text_20_body">those results based on the key which is the the actual rating itself.</text:p>
      <text:p text:style-name="Text_20_body">And then we're going to iterate through every key value pair of those results and print them out one</text:p>
      <text:p text:style-name="Text_20_body">at a time.</text:p>
      <text:p text:style-name="Text_20_body">So the output of this bit of code is going to be rating one to twice reading two occurred once integrating</text:p>
      <text:p text:style-name="Text_20_body">three occurred twice.</text:p>
      <text:p text:style-name="Text_20_body">That's all that's going on here.</text:p>
      <text:p text:style-name="Text_20_body">So we're taking those original key value pairs that were returned by count by value and we are sorting</text:p>
      <text:p text:style-name="Text_20_body">them just using this boilerplate boilerplate Python code and I realize you may be new to Python but</text:p>
      <text:p text:style-name="Text_20_body">if you look at this it's pretty self-explanatory what it's doing.</text:p>
      <text:p text:style-name="Text_20_body">You know as we go into more exercises in the future you can use a lot of these examples that we're gonna</text:p>
      <text:p text:style-name="Text_20_body">give you to actually create what you need and pieced together the pieces that you need to actually construct</text:p>
      <text:p text:style-name="Text_20_body">your own program.</text:p>
      <text:p text:style-name="Text_20_body">So kind of keep these snippets of code in your toolbox for future use.</text:p>
      <text:p text:style-name="Text_20_body">It's just that easy.</text:p>
      <text:p text:style-name="Text_20_body">So let's go ahead and take another look at this code in one piece.</text:p>
      <text:p text:style-name="Text_20_body">Within your favorite Python code editor and we'll run it one more time and see what it does.</text:p>
      <text:p text:style-name="Text_20_body">So let's take a look at it as a whole again.</text:p>
      <text:p text:style-name="P1">Go ahead and navigate to your spark course folder and open up the ratings counter script in 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hatever editor you've chosen to use in this particular video I'm using canopy.</text:p>
      <text:p text:style-name="Text_20_body">You're probably using something more modern however will still be leader in here so once again let's</text:p>
      <text:p text:style-name="Text_20_body">review what's going on here we're importing from pi spark the spark conference spark context objects</text:p>
      <text:p text:style-name="Text_20_body">and you're gonna have that at the beginning of pretty much every spark python script that we write we're</text:p>
      <text:p text:style-name="Text_20_body">also going to be using the collections objects to sort our results so we're gonna import that now.</text:p>
      <text:p text:style-name="Text_20_body">Next we create the spark context object using a spark conf that we create with an aim of reading histogram</text:p>
      <text:p text:style-name="Text_20_body">and we're going to run it locally just on one process for now.</text:p>
      <text:p text:style-name="Text_20_body">Now the magic of a spark starts happening here.</text:p>
      <text:p text:style-name="Text_20_body">We created an RTD called lines by calling SCADA text file.</text:p>
      <text:p text:style-name="Text_20_body">Give it an absolute path to our data file for the movie lines data set.</text:p>
      <text:p text:style-name="Text_20_body">And again that that data file contains one hundred thousand rows hundred thousand lines and at this</text:p>
      <text:p text:style-name="Text_20_body">point every one of those lines will be a value in this lines are D.D..</text:p>
      <text:p text:style-name="Text_20_body">Now we're going to apply a map to that lines RTD and pass in a lambda function that splits out that</text:p>
      <text:p text:style-name="Text_20_body">line breaking it up by whitespace and taking field number two out of each line.</text:p>
      <text:p text:style-name="Text_20_body">And again each line of the Utah Data File represents a user I.D. a movie I.D. A rating and a timestamp.</text:p>
      <text:p text:style-name="Text_20_body">So field number two given that we start counting from zero.</text:p>
      <text:p text:style-name="Text_20_body">And so being the rating value from each line.</text:p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So what this line does is it takes our alliance RTD that contains raw lines of text from our raw input</text:p>
      <text:p text:style-name="Text_20_body">data and creates a new RTD called ratings which contains only the ratings values from that input data.</text:p>
      <text:p text:style-name="Text_20_body">And now that we have our RTD transformed into the form we want where every line every value of the RTD</text:p>
      <text:p text:style-name="Text_20_body">is a rating value we can call count by value to get a count of how many times each unique rating value</text:p>
      <text:p text:style-name="Text_20_body">occurs and that gets output into a plain old Python object called results.</text:p>
      <text:p text:style-name="Text_20_body">And we can then turn around and use the collections package to sort through those key value pairs of</text:p>
      <text:p text:style-name="Text_20_body">keys representing the ratings and values the count of each rating sort those and then we're gonna iterate</text:p>
      <text:p text:style-name="Text_20_body">through each result and print them out to the screen.</text:p>
      <text:p text:style-name="Text_20_body">So just plain old Python code there given the result generated by our ratings RTD when we called Count</text:p>
      <text:p text:style-name="Text_20_body">by value on it let's go ahead and run this.</text:p>
      <text:p text:style-name="Text_20_body">So go ahead and open up a command prompt that includes your python environment whoever that works for</text:p>
      <text:p text:style-name="Text_20_body">your particular environment and we'll type in the following spark dash submit is just going to invoke</text:p>
      <text:p text:style-name="Text_20_body">a wrapper script around sparked to submit our python script to it and then spark will work out all the</text:p>
      <text:p text:style-name="Text_20_body">magic to distribute that and actually feed it to the spark framework itself for us and we pass in the</text:p>
      <text:p text:style-name="P1">name of the script readings countertop UI and off it goes you'll see these warnings every time we 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ook we run on our local machine here you can safely ignore them by the way.</text:p>
      <text:p text:style-name="Text_20_body">And there's our results.</text:p>
      <text:p text:style-name="Text_20_body">So once again thirty four thousand four star is twenty one thousand five star.</text:p>
      <text:p text:style-name="Text_20_body">So on and so forth and you can see now how that all happened.</text:p>
      <text:p text:style-name="Text_20_body">It was through the magic of RTD we started with one RTD that represented every line of our input data.</text:p>
      <text:p text:style-name="Text_20_body">We created a new RTD that just extracted the ratings from each line and then on that RTD we used count</text:p>
      <text:p text:style-name="Text_20_body">by value to produce these final counts for each rating type and then we just did some plain old standard</text:p>
      <text:p text:style-name="Text_20_body">Python code to sort and display those results when we were done.</text:p>
      <text:p text:style-name="Text_20_body">And that's all there is to it.</text:p>
      <text:p text:style-name="Text_20_body">All right.</text:p>
      <text:p text:style-name="Text_20_body">Now you've not only run your first spark program but you actually understand how it works.</text:p>
      <text:p text:style-name="Text_20_body">So let's start building upon that and do more complicated things with Spark and work our way up to some</text:p>
      <text:p text:style-name="Text_20_body">more complicated examples.</text:p>
      <text:p text:style-name="Text_20_body">Up next we're going to take a look at how spark handles key value data using its original RTD API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cm">
          <style:column-sep style:width="0.009cm" style:color="#000000" style:height="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08:54:46.347631821</meta:creation-date>
    <dc:date>2021-10-14T10:43:22.277126604</dc:date>
    <meta:editing-duration>PT1H27M45S</meta:editing-duration>
    <meta:editing-cycles>1</meta:editing-cycles>
    <meta:generator>LibreOffice/7.2.2.2$Linux_X86_64 LibreOffice_project/20$Build-2</meta:generator>
    <meta:document-statistic meta:table-count="0" meta:image-count="0" meta:object-count="0" meta:page-count="10" meta:paragraph-count="178" meta:word-count="2609" meta:character-count="13623" meta:non-whitespace-character-count="11184"/>
  </office:meta>
</office:document-meta>
</file>